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927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7591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2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579" style:family="table-cell" style:parent-style-name="Default">
      <style:table-cell-properties style:vertical-align="middle"/>
      <style:text-properties style:font-name="Avenir2"/>
    </style:style>
    <style:style style:name="ce179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2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00" style:family="table-cell" style:parent-style-name="Default">
      <style:table-cell-properties style:vertical-align="middle"/>
      <style:text-properties style:use-window-font-color="true" style:font-name="Avenir2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45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6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2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1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size="10pt" fo:font-weight="bold" style:font-size-asian="10pt" style:font-size-complex="10pt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fo:font-size="10pt" style:font-size-asian="10pt" style:font-size-complex="10pt" fo:font-weight="bold" style:font-weight-asian="bold" style:font-weight-complex="bold"/>
    </style:style>
    <style:style style:name="T2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</text:span><text:span text:style-name="T7"> </text:span><text:span text:style-name="T8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Arkánum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7">Nagyon</text:span><text:span text:style-name="T18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9">KF</text:span><text:span text:style-name="T20">: Tradíció: Fejvadász – 6.szint</text:span></text:p>
            <text:p><text:span text:style-name="T20">Gorviki klánnal, vagy mesterrel.</text:span></text:p>
            <text:p><text:span text:style-name="T20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1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: Tradíció: Fejvadász – 9.szint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<text:span text:style-name="T21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MK, KF</text:span><text:span text:style-name="T2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KF</text:span><text:span text:style-name="T23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1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- Az áldozat páncéldobás során -1 büntetést szenved el</text:span></text:p>
            <text:p><text:span text:style-name="T20">- Pontra támadás manővernél: a manőver nehézsége 1-el csökken </text:span></text:p>
            <text:p><text:span text:style-name="T20">- Ha az ellenfél is tőrkarddal harcol, mindketten kapnak +10 VÉ bónuszt.</text:span></text:p>
            <text:p><text:span text:style-name="T20">- Erőbónusz nem számít!</text:span></text:p>
            <text:p><text:span text:style-name="T20">- Könnyebb ellene a fegyvertörés Manőver: </text:span><text:span text:style-name="T24">+2</text:span></text:p>
            <text:p><text:span text:style-name="T20">- Zúzó fegyverek ellen VÉ büntetés: </text:span><text:span text:style-name="T2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style-name="Default"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5">Maximális hatótávolsága: </text:span><text:span text:style-name="T26">5m + (Erő x 3)</text:span>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1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8">* Halálos hatása csak aquir kézben érvényesül</text:span></text:p>
            <text:p><text:span text:style-name="T28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27">
          <table:table-cell table:style-name="ce1401" office:value-type="string" calcext:value-type="string" table:number-columns-spanned="6" table:number-rows-spanned="1">
            <text:p>Ez csak egy összegző oldal, ahonnan elérhetőek az egyes képzettségek webes adatlapjai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449"/>
          <table:covered-table-cell table:style-name="ce1421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54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5"><text:a xlink:href="https://github.com/kaktusztea/km100/blob/master/md/kepzettsegek/szakma.md" xlink:type="simple">Szakma</text:a></text:span><text:span text:style-name="T35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span text:style-name="T35"><text:a xlink:href="https://github.com/kaktusztea/km100/blob/master/md/kepzettsegek/osi_nyelv_ismerete.md" xlink:type="simple">Ősi nyelv ismerete</text:a></text:span><text:span text:style-name="T35"> 🔁</text:span></text:p>
          </table:table-cell>
          <table:table-cell table:style-name="Default" table:number-columns-repeated="2"/>
          <table:table-cell table:style-name="ce12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579"/>
        <table:table-column table:style-name="co69" table:default-cell-style-name="ce1796"/>
        <table:table-column table:style-name="co70" table:default-cell-style-name="ce1579"/>
        <table:table-column table:style-name="co71" table:default-cell-style-name="ce1800"/>
        <table:table-column table:style-name="co14" table:default-cell-style-name="ce1579"/>
        <table:table-column table:style-name="co72" table:default-cell-style-name="ce1579"/>
        <table:table-column table:style-name="co73" table:default-cell-style-name="ce1579"/>
        <table:table-column table:style-name="co74" table:default-cell-style-name="ce1579"/>
        <table:table-column table:style-name="co75" table:default-cell-style-name="ce1579"/>
        <table:table-column table:style-name="co76" table:default-cell-style-name="ce1579"/>
        <table:table-column table:style-name="co77" table:default-cell-style-name="ce1579"/>
        <table:table-column table:style-name="co78" table:default-cell-style-name="ce1579"/>
        <table:table-column table:style-name="co79" table:default-cell-style-name="ce1579"/>
        <table:table-column table:style-name="co14" table:number-columns-repeated="16371" table:default-cell-style-name="ce1579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9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6">➖➖➖ Alvilági, fizikai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Jellem, fóbiák, hobbik </text:span><text:span text:style-name="T4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9">➖➖➖ </text:span><text:span text:style-name="T40">Küllem, fizikum </text:span><text:span text:style-name="T41">➖➖➖ </text:span>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79" office:value-type="string" calcext:value-type="string">
            <text:p><text:span text:style-name="T29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<text:span text:style-name="T36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34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  <table:table-cell table:style-name="Default"/>
          <table:table-cell table:number-columns-repeated="16375"/>
        </table:table-row>
        <table:table-row table:style-name="ro11">
          <table:table-cell office:value-type="string" calcext:value-type="string">
            <text:p><text:span text:style-name="T36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9" office:value-type="string" calcext:value-type="string">
            <text:p><text:span text:style-name="T29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number-columns-repeated="16377"/>
        </table:table-row>
        <table:table-row table:style-name="ro11">
          <table:table-cell table:style-name="Default" table:number-columns-repeated="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table:style-name="ce1579" office:value-type="string" calcext:value-type="string">
            <text:p><text:span text:style-name="T29">➖➖➖ Speciális</text:span><text:span text:style-name="T37"> nyelvek </text:span><text:span text:style-name="T38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1804"/>
          <table:table-cell table:number-columns-repeated="16377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 table:number-rows-repeated="42">
          <table:table-cell table:number-columns-repeated="6"/>
          <table:table-cell table:style-name="Default"/>
          <table:table-cell table:number-columns-repeated="16377"/>
        </table:table-row>
        <table:table-row table:style-name="ro27">
          <table:table-cell table:number-columns-repeated="6"/>
          <table:table-cell table:style-name="ce1805" office:value-type="string" calcext:value-type="string">
            <text:p><text:span text:style-name="T29">➖➖➖➖ Karmák</text:span><text:span text:style-name="T40"> </text:span><text:span text:style-name="T4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1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4"> </text:span><text:span text:style-name="T47">→</text:span><text:span text:style-name="T14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579"/>
        <table:table-column table:style-name="co84" table:default-cell-style-name="ce1579"/>
        <table:table-column table:style-name="co85" table:default-cell-style-name="ce1579"/>
        <table:table-column table:style-name="co86" table:default-cell-style-name="ce1579"/>
        <table:table-column table:style-name="co85" table:default-cell-style-name="ce1579"/>
        <table:table-column table:style-name="co39" table:default-cell-style-name="ce1579"/>
        <table:table-column table:style-name="co87" table:default-cell-style-name="ce1579"/>
        <table:table-column table:style-name="co88" table:default-cell-style-name="ce1579"/>
        <table:table-column table:style-name="co89" table:default-cell-style-name="ce1579"/>
        <table:table-column table:style-name="co90" table:default-cell-style-name="ce1579"/>
        <table:table-column table:style-name="co91" table:default-cell-style-name="ce1579"/>
        <table:table-column table:style-name="co92" table:default-cell-style-name="ce1579"/>
        <table:table-column table:style-name="co25" table:default-cell-style-name="ce1579"/>
        <table:table-column table:style-name="co93" table:default-cell-style-name="ce1579"/>
        <table:table-column table:style-name="co94" table:default-cell-style-name="ce1579"/>
        <table:table-column table:style-name="co95" table:default-cell-style-name="ce1579"/>
        <table:table-column table:style-name="co9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9"/>
          <table:covered-table-cell table:style-name="ce1649"/>
          <table:covered-table-cell table:style-name="ce1657"/>
          <table:covered-table-cell table:style-name="ce1666"/>
          <table:covered-table-cell table:number-columns-repeated="6" table:style-name="ce1657"/>
          <table:covered-table-cell table:number-columns-repeated="3" table:style-name="ce1750"/>
          <table:covered-table-cell table:style-name="ce1657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39"/>
          <table:table-cell table:style-name="ce1649"/>
          <table:table-cell table:style-name="ce1657"/>
          <table:table-cell table:style-name="ce1666"/>
          <table:table-cell table:style-name="ce1657" table:number-columns-repeated="6"/>
          <table:table-cell table:style-name="ce1750" table:number-columns-repeated="3"/>
          <table:table-cell table:style-name="ce1657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3" office:value-type="string" calcext:value-type="string">
            <text:p>Szint</text:p>
          </table:table-cell>
          <table:table-cell table:style-name="ce1623" office:value-type="string" calcext:value-type="string" table:number-columns-spanned="2" table:number-rows-spanned="1">
            <text:p>KP</text:p>
          </table:table-cell>
          <table:covered-table-cell table:style-name="ce162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2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7"/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7" office:value-type="float" office:value="0" calcext:value-type="float">
            <text:p>0</text:p>
          </table:table-cell>
          <table:table-cell table:style-name="ce1627" office:value-type="float" office:value="-10" calcext:value-type="float">
            <text:p>-10</text:p>
          </table:table-cell>
          <table:table-cell table:style-name="ce1627" office:value-type="float" office:value="-20" calcext:value-type="float">
            <text:p>-20</text:p>
          </table:table-cell>
          <table:table-cell table:style-name="ce162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6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626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2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7"/>
          <table:table-cell table:style-name="ce16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21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Átfogó</text:p>
          </table:table-cell>
          <table:covered-table-cell table:style-name="ce1761"/>
          <table:table-cell table:style-name="ce1761" office:value-type="string" calcext:value-type="string" table:number-columns-spanned="2" table:number-rows-spanned="1">
            <text:p>Átlagos</text:p>
          </table:table-cell>
          <table:covered-table-cell table:style-name="ce1761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1" office:value-type="string" calcext:value-type="string">
            <text:p>Erőbónusz</text:p>
          </table:table-cell>
          <table:table-cell table:style-name="ce1721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1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2"/>
          <table:table-cell table:number-columns-repeated="2"/>
          <table:table-cell table:style-name="ce163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7" office:value-type="string" calcext:value-type="string">
            <text:p>Erőbónusz</text:p>
          </table:table-cell>
          <table:table-cell table:style-name="ce162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0" calcext:value-type="float">
            <text:p>0</text:p>
          </table:table-cell>
          <table:table-cell table:style-name="ce16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7"/>
          <table:table-cell/>
          <table:table-cell table:style-name="ce16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2"/>
          <table:table-cell table:style-name="ce1485"/>
          <table:table-cell/>
          <table:table-cell table:style-name="ce16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7"/>
          <table:table-cell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>
            <text:p>Sebesség bónusz</text:p>
          </table:table-cell>
          <table:table-cell table:style-name="ce163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2"/>
          <table:table-cell table:number-columns-repeated="4"/>
          <table:table-cell table:style-name="ce166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2"/>
          <table:table-cell table:style-name="ce1629" office:value-type="string" calcext:value-type="string" table:number-columns-spanned="2" table:number-rows-spanned="1">
            <text:p>Pajzs</text:p>
          </table:table-cell>
          <table:covered-table-cell/>
          <table:table-cell table:style-name="ce1629" office:value-type="string" calcext:value-type="string">
            <text:p>VÉ</text:p>
          </table:table-cell>
          <table:table-cell table:style-name="ce162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2" table:content-validation-name="val180" office:value-type="string" calcext:value-type="string">
            <text:p>Fok</text:p>
          </table:table-cell>
          <table:table-cell table:style-name="ce1632" table:content-validation-name="val180" office:value-type="string" calcext:value-type="string">
            <text:p>Bónusz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number-columns-repeated="7"/>
          <table:table-cell table:style-name="ce1796"/>
          <table:table-cell table:style-name="ce644" table:number-columns-repeated="3"/>
          <table:table-cell table:style-name="ce1757"/>
          <table:table-cell table:number-columns-repeated="243"/>
        </table:table-row>
        <table:table-row table:style-name="ro2">
          <table:table-cell table:style-name="ce1612" table:content-validation-name="val53"/>
          <table:table-cell table:style-name="ce163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32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2" table:content-validation-name="val53" office:value-type="string" calcext:value-type="string">
            <text:p>Fegyver</text:p>
          </table:table-cell>
          <table:table-cell table:style-name="ce1632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6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5" table:content-validation-name="val53"/>
          <table:table-cell table:style-name="ce165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5" table:content-validation-name="val53" office:value-type="string" calcext:value-type="string">
            <text:p>Szúró</text:p>
          </table:table-cell>
          <table:table-cell table:style-name="ce1655" table:content-validation-name="val53" office:value-type="string" calcext:value-type="string">
            <text:p>Vágó</text:p>
          </table:table-cell>
          <table:table-cell table:style-name="ce1655" table:content-validation-name="val53" office:value-type="string" calcext:value-type="string">
            <text:p>Zúzó</text:p>
          </table:table-cell>
          <table:table-cell table:style-name="ce165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8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8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8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>
            <text:p>SFÉ</text:p>
          </table:table-cell>
          <table:table-cell table:style-name="ce165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2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2"/>
          <table:table-cell table:style-name="ce1626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2"/>
          <table:table-cell table:style-name="ce1626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2"/>
          <table:table-cell table:number-columns-repeated="8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7:21:25.65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4T17:26:26.583000000</dc:date>
    <meta:editing-cycles>569</meta:editing-cycles>
    <meta:editing-duration>P4DT1H47M12S</meta:editing-duration>
    <meta:document-statistic meta:table-count="11" meta:cell-count="321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